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Эр-Телеком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gi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2gi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Выбирает конкретное место (например он знает, что здесь можно выгодно взять аренду помещения) - и уже ему с помощью наших данных, говориться хорошо ли там сделать бизнес</text:span></text:p>
              </text:list-item>
            </text:list>
          </draw:text-box>
        </draw:frame>
        <presentation:notes draw:style-name="dp2">
          <draw:page-thumbnail draw:name="Google Shape;57;gd7aa0d09b8_2_0:notes" draw:style-name="gr1" draw:layer="layout" svg:width="16.932cm" svg:height="9.524cm" svg:x="1.059cm" svg:y="1.905cm" draw:page-number="2" presentation:class="page"/>
          <draw:frame draw:name="Google Shape;58;gd7aa0d09b8_2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Вид проекта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Вид проекта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3">Человек заходит на сайт запрашивает информацию об адресе + вид деятельности</text:span></text:p>
              </text:list-item>
              <text:list-item>
                <text:p text:style-name="P7"><text:span text:style-name="T3">На карте предоставляется информация с подробной информацией (о трафике людей (Эр-Телеком), о количестве прибыли(из налогового сервиса), ...)</text:span></text:p>
              </text:list-item>
            </text:list>
          </draw:text-box>
        </draw:frame>
        <presentation:notes draw:style-name="dp2">
          <draw:page-thumbnail draw:name="Google Shape;63;gd7aa0d09b8_2_5:notes" draw:style-name="gr1" draw:layer="layout" svg:width="16.932cm" svg:height="9.524cm" svg:x="1.059cm" svg:y="1.905cm" draw:page-number="3" presentation:class="page"/>
          <draw:frame draw:name="Google Shape;64;gd7aa0d09b8_2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фичи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фичи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3">Расстояние до парковки, </text:span></text:p>
            <text:p text:style-name="P10"><text:span text:style-name="T3">расстояние до метро</text:span></text:p>
            <text:p text:style-name="P10"><text:span text:style-name="T3"/></text:p>
            <text:p text:style-name="P10"><text:span text:style-name="T3">Выход модели</text:span></text:p>
            <text:p text:style-name="P10"><text:span text:style-name="T3">Выручка</text:span></text:p>
            <text:p text:style-name="P11"><text:span text:style-name="T3">Лучшие конкуренты</text:span></text:p>
          </draw:text-box>
        </draw:frame>
        <presentation:notes draw:style-name="dp2">
          <draw:page-thumbnail draw:name="Google Shape;69;gd7aa0d09b8_0_0:notes" draw:style-name="gr1" draw:layer="layout" svg:width="16.932cm" svg:height="9.524cm" svg:x="1.059cm" svg:y="1.905cm" draw:page-number="4" presentation:class="page"/>
          <draw:frame draw:name="Google Shape;70;gd7aa0d09b8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Запросы к GIS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Запросы к GIS</text:span></text:p>
          </draw:text-box>
        </draw:frame>
        <draw:frame draw:name="Google Shape;7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3">Количество объектов по запросу в радиусе от координаты</text:span></text:p>
              </text:list-item>
              <text:list-item>
                <text:p text:style-name="P7"><text:span text:style-name="T3">Расстояние до парковок, до метро, до конкурентов( например отрезками от конкурентов, до желаемой(запрашиваемой) точки)</text:span></text:p>
              </text:list-item>
              <text:list-item>
                <text:p text:style-name="P7"><text:span text:style-name="T3">Банкоматы - экселька сбера, апи альфа</text:span></text:p>
              </text:list-item>
            </text:list>
          </draw:text-box>
        </draw:frame>
        <presentation:notes draw:style-name="dp2">
          <draw:page-thumbnail draw:name="Google Shape;75;gd7aa0d09b8_0_5:notes" draw:style-name="gr1" draw:layer="layout" svg:width="16.932cm" svg:height="9.524cm" svg:x="1.059cm" svg:y="1.905cm" draw:page-number="5" presentation:class="page"/>
          <draw:frame draw:name="Google Shape;76;gd7aa0d09b8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0.392cm" presentation:class="title" presentation:user-transformed="true">
          <draw:text-box>
            <text:p text:style-name="P5"><text:span text:style-name="T2">Цель команды (как мы видим реализацию идеи - вставляем в задумку от команды на сайте хакатона)</text:span></text:p>
          </draw:text-box>
        </draw:frame>
        <draw:frame draw:name="Google Shape;85;p1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3"/></text:p>
            <text:p text:style-name="P11"><text:span text:style-name="T3"/></text:p>
          </draw:text-box>
        </draw:frame>
        <presentation:notes draw:style-name="dp2">
          <draw:page-thumbnail draw:name="Google Shape;81;gd7aa0d09b8_2_10:notes" draw:style-name="gr1" draw:layer="layout" svg:width="16.932cm" svg:height="9.524cm" svg:x="1.059cm" svg:y="1.905cm" draw:page-number="6" presentation:class="page"/>
          <draw:frame draw:name="Google Shape;82;gd7aa0d09b8_2_1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2gis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2gis</text:span></text:p>
          </draw:text-box>
        </draw:frame>
        <draw:frame draw:name="Google Shape;91;p1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3">Вид получаемой информации:</text:span></text:p>
            <text:p text:style-name="P10"><text:span text:style-name="T3">+:</text:span></text:p>
            <text:p text:style-name="P11"><text:span text:style-name="T3">-:</text:span></text:p>
          </draw:text-box>
        </draw:frame>
        <presentation:notes draw:style-name="dp2">
          <draw:page-thumbnail draw:name="Google Shape;87;gd7aa0d09b8_2_15:notes" draw:style-name="gr1" draw:layer="layout" svg:width="16.932cm" svg:height="9.524cm" svg:x="1.059cm" svg:y="1.905cm" draw:page-number="7" presentation:class="page"/>
          <draw:frame draw:name="Google Shape;88;gd7aa0d09b8_2_1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Yandex Map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Yandex Map</text:span></text:p>
          </draw:text-box>
        </draw:frame>
        <draw:frame draw:name="Google Shape;97;p2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3">Вид получаемой информации:</text:span></text:p>
            <text:p text:style-name="P10"><text:span text:style-name="T3">+:</text:span></text:p>
            <text:p text:style-name="P10"><text:span text:style-name="T3">-:</text:span></text:p>
            <text:p text:style-name="P11"><text:span text:style-name="T3"/></text:p>
          </draw:text-box>
        </draw:frame>
        <presentation:notes draw:style-name="dp2">
          <draw:page-thumbnail draw:name="Google Shape;93;gd7aa0d09b8_2_20:notes" draw:style-name="gr1" draw:layer="layout" svg:width="16.932cm" svg:height="9.524cm" svg:x="1.059cm" svg:y="1.905cm" draw:page-number="8" presentation:class="page"/>
          <draw:frame draw:name="Google Shape;94;gd7aa0d09b8_2_2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enlayersmap" draw:style-name="dp1" draw:master-page-name="TITLE_5f_AND_5f_BODY" presentation:presentation-page-layout-name="AL2T1">
        <draw:frame draw:name="Google Shape;10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openlayersmap</text:span></text:p>
          </draw:text-box>
        </draw:frame>
        <draw:frame draw:name="Google Shape;103;p2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9"><text:span text:style-name="T3">Вид получаемой информации:</text:span></text:p>
            <text:p text:style-name="P10"><text:span text:style-name="T3">+:</text:span></text:p>
            <text:p text:style-name="P10"><text:span text:style-name="T3">-:</text:span></text:p>
            <text:p text:style-name="P11"><text:span text:style-name="T3"/></text:p>
          </draw:text-box>
        </draw:frame>
        <presentation:notes draw:style-name="dp2">
          <draw:page-thumbnail draw:name="Google Shape;99;gd7aa0d09b8_2_25:notes" draw:style-name="gr1" draw:layer="layout" svg:width="16.932cm" svg:height="9.524cm" svg:x="1.059cm" svg:y="1.905cm" draw:page-number="9" presentation:class="page"/>
          <draw:frame draw:name="Google Shape;100;gd7aa0d09b8_2_2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"/>
    <meta:generator>LibreOfficeDev/6.0.5.2$Linux_X86_64 LibreOffice_project/</meta:generator>
  </office:meta>
</office:document-meta>
</file>